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119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3.882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391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809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9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115cm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93cm" fo:padding-top="0.175cm" fo:padding-bottom="0.175cm" fo:padding-left="0.3cm" fo:padding-right="0.3cm" fo:wrap-option="wrap"/>
    </style:style>
    <style:style style:name="gr23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5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6" style:family="graphic" style:parent-style-name="standard">
      <style:graphic-properties draw:fill-color="#ffff00" draw:textarea-horizontal-align="justify" draw:textarea-vertical-align="middle" draw:auto-grow-height="true" fo:min-height="2.471cm" fo:min-width="0cm" fo:wrap-option="wrap"/>
    </style:style>
    <style:style style:name="gr27" style:family="graphic" style:parent-style-name="standard">
      <style:graphic-properties draw:fill-color="#00ff00" draw:textarea-horizontal-align="justify" draw:textarea-vertical-align="middle" draw:auto-grow-height="true" fo:min-height="0cm" fo:min-width="0cm" fo:wrap-option="wrap"/>
    </style:style>
    <style:style style:name="gr28" style:family="graphic" style:parent-style-name="standard">
      <style:graphic-properties draw:fill-color="#ffff00" draw:textarea-horizontal-align="justify" draw:textarea-vertical-align="middle" draw:auto-grow-height="true" fo:min-height="3.454cm" fo:min-width="0cm" fo:wrap-option="wrap"/>
    </style:style>
    <style:style style:name="gr29" style:family="graphic" style:parent-style-name="standard">
      <style:graphic-properties draw:fill-color="#ffff00" draw:textarea-horizontal-align="justify" draw:textarea-vertical-align="middle" draw:auto-grow-height="true" fo:min-height="4.345cm" fo:min-width="0cm" fo:wrap-option="wrap"/>
    </style:style>
    <style:style style:name="gr30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1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2" style:family="graphic" style:parent-style-name="standard">
      <style:graphic-properties draw:fill-color="#00ff00" draw:textarea-horizontal-align="justify" draw:textarea-vertical-align="middle" draw:auto-grow-height="true" fo:min-height="6.634cm" fo:min-width="0cm" fo:wrap-option="wrap"/>
    </style:style>
    <style:style style:name="gr33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4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gr35" style:family="graphic" style:parent-style-name="standard">
      <style:graphic-properties draw:fill-color="#00ff00" draw:textarea-horizontal-align="justify" draw:textarea-vertical-align="middle" draw:auto-grow-height="true" fo:min-height="3.556cm" fo:min-width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erif'" style:font-family-generic="roman" style:font-pitch="variable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1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P12" style:family="paragraph">
      <style:paragraph-properties fo:text-align="center"/>
      <style:text-properties fo:font-family="'DejaVu LGC Serif'" style:font-family-generic="roman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4" style:family="paragraph">
      <style:paragraph-properties fo:text-align="center"/>
      <style:text-properties fo:font-family="'DejaVu LGC Sans'" style:font-family-generic="swiss" style:font-pitch="variable"/>
    </style:style>
    <style:style style:name="P15" style:family="paragraph">
      <style:paragraph-properties fo:text-align="center"/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style:style style:name="T8" style:family="text">
      <style:text-properties fo:font-family="'DejaVu LGC Serif'" style:font-family-generic="roman" style:font-pitch="variable" fo:font-size="32pt" style:font-size-asian="32pt" style:font-size-complex="32pt"/>
    </style:style>
    <style:style style:name="T9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0" style:family="text">
      <style:text-properties fo:font-family="'DejaVu LGC Sans'" style:font-family-generic="swiss" style:font-pitch="variable"/>
    </style:style>
    <style:style style:name="T11" style:family="text">
      <style:text-properties fo:font-family="'DejaVu LGC Sans'" style:font-style-name="Book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169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5.536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3.795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33cm" svg:x="43.33cm" svg:y="31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63cm" svg:height="1.729cm" svg:x="3cm" svg:y="19.254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1.5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081cm" svg:height="1.729cm" svg:x="45.5cm" svg:y="31.271cm">
          <draw:text-box>
            <text:p><text:span text:style-name="T6">Statistical digest</text:span></text:p>
          </draw:text-box>
        </draw:frame>
        <draw:custom-shape draw:style-name="gr6" draw:text-style-name="P5" draw:layer="layout" svg:width="38cm" svg:height="35.5cm" svg:x="3cm" svg:y="31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4.917cm" svg:height="1.729cm" svg:x="4.829cm" svg:y="31.271cm">
          <draw:text-box>
            <text:p><text:span text:style-name="T6">Design of Experiments</text:span></text:p>
          </draw:text-box>
        </draw:frame>
        <draw:custom-shape draw:style-name="gr7" draw:text-style-name="P10" draw:layer="layout" svg:width="13.5cm" svg:height="6.073cm" svg:x="9cm" svg:y="34.107cm">
          <text:p text:style-name="P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2cm" svg:height="2.423cm" svg:x="10.5cm" svg:y="42.807cm">
          <text:p text:style-name="P1"><text:span text:style-name="T7">Use current state of </text:span></text:p>
          <text:p text:style-name="P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6cm" svg:height="3.407cm" svg:x="10.5cm" svg:y="60.297cm">
          <text:p text:style-name="P1"><text:span text:style-name="T7">Expose Benchmark Results</text:span></text:p>
          <text:p text:style-name="P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0cm" svg:height="3.209cm" svg:x="27.5cm" svg:y="46.93cm">
          <text:p text:style-name="P1"><text:span text:style-name="T7">Assessment of unexpected </text:span></text:p>
          <text:p text:style-name="P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0.5cm" svg:height="2.423cm" svg:x="24cm" svg:y="52.898cm">
          <text:p text:style-name="P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12cm" svg:height="1.237cm" svg:x="3cm" svg:y="49.255cm">
          <text:p text:style-name="P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1.448cm" svg:height="4.332cm" svg:x="48cm" svg:y="48.772cm">
          <text:p text:style-name="P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9cm" svg:height="2.423cm" svg:x="67cm" svg:y="49.076cm">
          <text:p text:style-name="P1"><text:span text:style-name="T7">Paramete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12.5cm" svg:height="3.409cm" svg:x="56.5cm" svg:y="59.706cm">
          <text:p text:style-name="P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3.5cm" svg:height="1.439cm" svg:x="36.5cm" svg:y="113.264cm">
          <text:p text:style-name="P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41cm" svg:height="2.477cm" svg:x="24.5cm" svg:y="107.013cm">
          <text:p text:style-name="P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10.5cm" svg:height="1.437cm" svg:x="36cm" svg:y="101.534cm">
          <text:p text:style-name="P1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23.5cm" svg:height="2.423cm" svg:x="29cm" svg:y="87.576cm">
          <text:p text:style-name="P1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11cm" svg:height="1.437cm" svg:x="29.5cm" svg:y="81.266cm">
          <text:p text:style-name="P1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8.5cm" svg:height="2.423cm" svg:x="33cm" svg:y="93.683cm">
          <text:p text:style-name="P1"><text:span text:style-name="T7">Join <text:s/>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8.622cm" svg:height="1.729cm" svg:x="5cm" svg:y="77.771cm">
          <draw:text-box>
            <text:p><text:span text:style-name="T6">Optimization</text:span></text:p>
          </draw:text-box>
        </draw:frame>
        <draw:custom-shape draw:style-name="gr22" draw:text-style-name="P11" draw:layer="layout" svg:width="14.5cm" svg:height="2.843cm" svg:x="6cm" svg:y="83.588cm">
          <text:p text:style-name="P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0cm" svg:height="1.29cm" svg:x="52.5cm" svg:y="34.944cm">
          <text:p text:style-name="P1"><text:span text:style-name="T9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6cm" svg:height="2.5cm" svg:x="41.5cm" svg:y="96.5cm">
          <text:p text:style-name="P1">No <text:span text:style-name="T10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" draw:layer="layout" svg:width="6cm" svg:height="2.5cm" svg:x="40.5cm" svg:y="83.5cm">
          <text:p text:style-name="P1">No <text:span text:style-name="T10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4" draw:layer="layout" svg:width="6cm" svg:height="1.725cm" svg:x="54cm" svg:y="85.707cm">
          <text:p text:style-name="P1"><text:span text:style-name="T10">Driven by exposed data</text:span></text:p>
          <draw:enhanced-geometry svg:viewBox="0 0 21600 21600" draw:text-areas="800 800 20800 20800" draw:type="round-rectangular-callout" draw:modifiers="-4722.41293117814 38081.5758980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5.5cm" svg:height="2.721cm" svg:x="17cm" svg:y="87.671cm">
          <text:p text:style-name="P1">Not a lot of literature in the conditional case</text:p>
          <draw:enhanced-geometry svg:viewBox="0 0 21600 21600" draw:text-areas="800 800 20800 20800" draw:type="round-rectangular-callout" draw:modifiers="3482.85766224323 -20639.82365907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7cm" svg:height="3.806cm" svg:x="12.5cm" svg:y="51.152cm">
          <text:p text:style-name="P1">Create 2-4 levels along axis of the SPARQL Grammar + Comprehensive data and platform factors</text:p>
          <draw:enhanced-geometry svg:viewBox="0 0 21600 21600" draw:text-areas="800 800 20800 20800" draw:type="round-rectangular-callout" draw:modifiers="3313.58377374661 -7937.588652482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4cm" svg:height="3.704cm" svg:x="4cm" svg:y="51.648cm">
          <text:p text:style-name="P1">Requires significant progress in statistics</text:p>
          <draw:enhanced-geometry svg:viewBox="0 0 21600 21600" draw:text-areas="800 800 20800 20800" draw:type="round-rectangular-callout" draw:modifiers="43610.2974256436 -9706.88259109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" draw:layer="layout" svg:width="3cm" svg:height="4.595cm" svg:x="37cm" svg:y="49.222cm">
          <text:p text:style-name="P1">The <text:span text:style-name="T10">benchmark</text:span> will be heavy</text:p>
          <draw:enhanced-geometry svg:viewBox="0 0 21600 21600" draw:text-areas="800 800 20800 20800" draw:type="round-rectangular-callout" draw:modifiers="-5211.062979007 -935.248041775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4" draw:layer="layout" svg:width="7.5cm" svg:height="2.791cm" svg:x="24.5cm" svg:y="35.598cm">
          <text:p text:style-name="P1"><text:span text:style-name="T10">There exists well-studied designs that can be adapted</text:span></text:p>
          <draw:enhanced-geometry svg:viewBox="0 0 21600 21600" draw:text-areas="800 800 20800 20800" draw:type="round-rectangular-callout" draw:modifiers="-9989.38808158912 17252.1489971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4" draw:layer="layout" svg:width="4.5cm" svg:height="1.192cm" svg:x="23.5cm" svg:y="43.261cm">
          <text:p text:style-name="P1"><text:span text:style-name="T10">SPARQL 1.0</text:span></text:p>
          <draw:enhanced-geometry svg:viewBox="0 0 21600 21600" draw:text-areas="800 800 20800 20800" draw:type="round-rectangular-callout" draw:modifiers="-6224.21684070207 15462.1961441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5" draw:layer="layout" svg:width="5.5cm" svg:height="6.884cm" svg:x="4cm" svg:y="41.275cm">
          <text:p text:style-name="P1"><text:span text:style-name="T11">Use selection of language features, data size, heterogenity, two platforms, etc</text:span></text:p>
          <draw:enhanced-geometry svg:viewBox="0 0 21600 21600" draw:text-areas="800 800 20800 20800" draw:type="round-rectangular-callout" draw:modifiers="30368.0058171242 8549.019607843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" draw:layer="layout" svg:width="4cm" svg:height="4.11cm" svg:x="63cm" svg:y="35.447cm">
          <text:p text:style-name="P1">Big Data that might or might not change frequently</text:p>
          <draw:enhanced-geometry svg:viewBox="0 0 21600 21600" draw:text-areas="800 800 20800 20800" draw:type="round-rectangular-callout" draw:modifiers="-8724.21894526369 740.841644368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7.5cm" svg:height="1.038cm" svg:x="61.5cm" svg:y="33.48cm">
          <text:p text:style-name="P1">Astronomical data</text:p>
          <draw:enhanced-geometry svg:viewBox="0 0 21600 21600" draw:text-areas="800 800 20800 20800" draw:type="round-rectangular-callout" draw:modifiers="-1857.3523530196 42410.0096246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" draw:layer="layout" svg:width="5.5cm" svg:height="4cm" svg:x="74cm" svg:y="44cm">
          <text:p text:style-name="P1">Can be used on data that lends itself well to histograms</text:p>
          <draw:enhanced-geometry svg:viewBox="0 0 21600 21600" draw:text-areas="800 800 20800 20800" draw:type="round-rectangular-callout" draw:modifiers="1927.94037447737 33957.5106223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" draw:layer="layout" svg:width="5cm" svg:height="3.341cm" svg:x="75cm" svg:y="51.831cm">
          <text:p text:style-name="P1">Not <text:s/>all data lends itself well to histograms</text:p>
          <draw:enhanced-geometry svg:viewBox="0 0 21600 21600" draw:text-areas="800 800 20800 20800" draw:type="round-rectangular-callout" draw:modifiers="-816.31673665267 -8796.40933572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2cm" svg:height="1.642cm" svg:x="50.5cm" svg:y="43cm">
          <text:p text:style-name="P1">Zero-One-Many cardina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6.5cm" svg:height="4.11cm" svg:x="62.5cm" svg:y="40.197cm">
          <text:p text:style-name="P1">In many cases, just distinguishing cases with zero or one hits would be valuable</text:p>
          <draw:enhanced-geometry svg:viewBox="0 0 21600 21600" draw:text-areas="800 800 20800 20800" draw:type="round-rectangular-callout" draw:modifiers="-4149.88463313336 19566.6261250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" draw:layer="layout" svg:width="5cm" svg:height="4.11cm" svg:x="69.5cm" svg:y="57.697cm">
          <text:p text:style-name="P1">Extend VoID and the direction set by SPLENDID</text:p>
          <draw:enhanced-geometry svg:viewBox="0 0 21600 21600" draw:text-areas="800 800 20800 20800" draw:type="round-rectangular-callout" draw:modifiers="-7238.87222555489 21163.90172707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5-14T13:39:05</meta:creation-date>
    <dc:date>2012-05-17T00:10:51</dc:date>
    <meta:editing-duration>PT39H23M02S</meta:editing-duration>
    <meta:editing-cycles>18</meta:editing-cycles>
    <meta:generator>OpenOffice.org/3.2$Unix OpenOffice.org_project/320m19$Build-9505</meta:generator>
    <meta:document-statistic meta:object-count="46"/>
  </office:meta>
</office:document-meta>
</file>